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layout-cache" manifest:media-type="application/binary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8071f"/>
    </style:style>
    <style:style style:name="P3" style:family="paragraph" style:parent-style-name="Standard">
      <style:text-properties officeooo:paragraph-rsid="0018071f"/>
    </style:style>
    <style:style style:name="P4" style:family="paragraph" style:parent-style-name="Standard">
      <style:text-properties officeooo:rsid="001bfcd1" officeooo:paragraph-rsid="001bfcd1"/>
    </style:style>
    <style:style style:name="P5" style:family="paragraph" style:parent-style-name="Standard">
      <style:text-properties officeooo:rsid="001bfcd1" officeooo:paragraph-rsid="00204d4c"/>
    </style:style>
    <style:style style:name="P6" style:family="paragraph" style:parent-style-name="Standard">
      <style:text-properties officeooo:rsid="00204d4c" officeooo:paragraph-rsid="00204d4c"/>
    </style:style>
    <style:style style:name="P7" style:family="paragraph" style:parent-style-name="Standard">
      <style:text-properties officeooo:rsid="0021ecdc" officeooo:paragraph-rsid="0021ecdc"/>
    </style:style>
    <style:style style:name="P8" style:family="paragraph" style:parent-style-name="Table_20_Contents">
      <style:text-properties officeooo:rsid="002d3713" officeooo:paragraph-rsid="0031f510"/>
    </style:style>
    <style:style style:name="P9" style:family="paragraph" style:parent-style-name="Table_20_Contents">
      <style:text-properties officeooo:rsid="002efdbd" officeooo:paragraph-rsid="0031f510"/>
    </style:style>
    <style:style style:name="P10" style:family="paragraph" style:parent-style-name="Standard">
      <style:text-properties officeooo:rsid="0021ecdc" officeooo:paragraph-rsid="0031f510"/>
    </style:style>
    <style:style style:name="P11" style:family="paragraph" style:parent-style-name="Standard">
      <style:text-properties officeooo:rsid="00282a40" officeooo:paragraph-rsid="00282a40"/>
    </style:style>
    <style:style style:name="P12" style:family="paragraph" style:parent-style-name="Standard">
      <style:text-properties officeooo:rsid="00282a40" officeooo:paragraph-rsid="002efdbd"/>
    </style:style>
    <style:style style:name="P13" style:family="paragraph" style:parent-style-name="Standard">
      <style:text-properties officeooo:rsid="002b5aa4" officeooo:paragraph-rsid="002b5aa4"/>
    </style:style>
    <style:style style:name="P14" style:family="paragraph" style:parent-style-name="Standard">
      <style:text-properties officeooo:rsid="002b5aa4" officeooo:paragraph-rsid="0021ecdc"/>
    </style:style>
    <style:style style:name="P15" style:family="paragraph" style:parent-style-name="Standard">
      <style:text-properties officeooo:rsid="002b5aa4" officeooo:paragraph-rsid="0031f510"/>
    </style:style>
    <style:style style:name="P16" style:family="paragraph" style:parent-style-name="Standard">
      <style:text-properties officeooo:rsid="002efdbd" officeooo:paragraph-rsid="002efdbd"/>
    </style:style>
    <style:style style:name="P17" style:family="paragraph" style:parent-style-name="Standard">
      <style:text-properties officeooo:rsid="002efdbd" officeooo:paragraph-rsid="00353e4a"/>
    </style:style>
    <style:style style:name="P18" style:family="paragraph" style:parent-style-name="Standard">
      <style:text-properties officeooo:rsid="0030d1c2" officeooo:paragraph-rsid="0030d1c2"/>
    </style:style>
    <style:style style:name="P19" style:family="paragraph" style:parent-style-name="Standard">
      <style:text-properties officeooo:rsid="0030d1c2" officeooo:paragraph-rsid="00353e4a"/>
    </style:style>
    <style:style style:name="P20" style:family="paragraph" style:parent-style-name="Standard">
      <style:text-properties officeooo:rsid="00337061" officeooo:paragraph-rsid="00337061"/>
    </style:style>
    <style:style style:name="P21" style:family="paragraph" style:parent-style-name="Standard">
      <style:text-properties officeooo:rsid="00353e4a" officeooo:paragraph-rsid="00353e4a"/>
    </style:style>
    <style:style style:name="P22" style:family="paragraph" style:parent-style-name="Standard">
      <style:text-properties officeooo:rsid="00390ef8" officeooo:paragraph-rsid="00390ef8"/>
    </style:style>
    <style:style style:name="P2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8071f"/>
    </style:style>
    <style:style style:name="P25" style:family="paragraph" style:parent-style-name="Standard">
      <style:text-properties officeooo:rsid="003e1416" officeooo:paragraph-rsid="003e1416"/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8071f" style:font-size-asian="12pt"/>
    </style:style>
    <style:style style:name="T3" style:family="text">
      <style:text-properties fo:color="#000000" style:font-name="Helvetica" fo:font-size="12pt" officeooo:rsid="001bfcd1" style:font-size-asian="12pt"/>
    </style:style>
    <style:style style:name="T4" style:family="text">
      <style:text-properties fo:color="#000000" style:font-name="Helvetica" fo:font-size="12pt" officeooo:rsid="00204d4c" style:font-size-asian="12pt"/>
    </style:style>
    <style:style style:name="T5" style:family="text">
      <style:text-properties fo:color="#000000" style:font-name="Helvetica" fo:font-size="12pt" officeooo:rsid="0021ecdc" style:font-size-asian="12pt"/>
    </style:style>
    <style:style style:name="T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7" style:family="text">
      <style:text-properties officeooo:rsid="0018071f"/>
    </style:style>
    <style:style style:name="T8" style:family="text">
      <style:text-properties officeooo:rsid="001d713e"/>
    </style:style>
    <style:style style:name="T9" style:family="text">
      <style:text-properties officeooo:rsid="00204d4c"/>
    </style:style>
    <style:style style:name="T10" style:family="text">
      <style:text-properties officeooo:rsid="0021ecdc"/>
    </style:style>
    <style:style style:name="T11" style:family="text">
      <style:text-properties officeooo:rsid="002efdbd"/>
    </style:style>
    <style:style style:name="T12" style:family="text">
      <style:text-properties officeooo:rsid="0031f510"/>
    </style:style>
    <style:style style:name="T13" style:family="text">
      <style:text-properties officeooo:rsid="00353e4a"/>
    </style:style>
    <style:style style:name="T14" style:family="text">
      <style:text-properties officeooo:rsid="0037382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2">1 : </text:span><text:span text:style-name="T1">Chaque salle, à chaque moment, ne peut pas contenir plus d’élèves que sa capacité.</text:span></text:p>
      <text:p text:style-name="P2"/>
      <text:p text:style-name="P2"><text:span text:style-name="T2">C2 : Chaque professeur à un moment donné, ne peut être qu’à un seul examen.</text:span></text:p>
      <text:p text:style-name="P1"><text:span text:style-name="T1">C</text:span><text:span text:style-name="T3">3 : </text:span><text:span text:style-name="T1">Chaque étudiant à un moment donné, ne peut être qu’à un seul examen.</text:span></text:p>
      <text:p text:style-name="P1"/>
      <text:p text:style-name="P1"><text:span text:style-name="T4">C4 : </text:span><text:span text:style-name="T1">Dans chaque salle à un moment donné, se déroule un seul examen.</text:span></text:p>
      <text:p text:style-name="P1"><text:span text:style-name="T4">C5 : </text:span><text:span text:style-name="T1">Chaque examen se déroule dans une </text:span><text:span text:style-name="T5">seule </text:span><text:span text:style-name="T1">salle.</text:span></text:p>
      <text:p text:style-name="P1"><text:span text:style-name="T5">C6 : </text:span><text:span text:style-name="T1">Un examen se déroule exactement une fois.</text:span></text:p>
      <text:p text:style-name="Standard"/>
      <text:p text:style-name="P3"><text:span text:style-name="T7">C1 :</text:span><draw:frame draw:style-name="fr1" draw:name="Object1" text:anchor-type="as-char" svg:y="-0.386cm" svg:width="6.585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t.q.</text:span><draw:frame draw:style-name="fr1" draw:name="Object2" text:anchor-type="as-char" svg:y="-0.386cm" svg:width="2.203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=&gt; </text:span><text:span text:style-name="T10"><draw:frame draw:style-name="fr1" draw:name="Object18" text:anchor-type="as-char" svg:y="-0.432cm" svg:width="2.574cm" svg:height="0.884cm" draw:z-index="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">C<text:span text:style-name="T7">2 : </text:span><text:span text:style-name="T7"><draw:frame draw:style-name="fr1" draw:name="Object9" text:anchor-type="as-char" svg:y="-0.386cm" svg:width="5.808cm" svg:height="0.542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7">t.q. </text:span><text:span text:style-name="T7"><draw:frame draw:style-name="fr1" draw:name="Object4" text:anchor-type="as-char" svg:y="-0.386cm" svg:width="4.648cm" svg:height="0.542cm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7">=&gt;</text:span><text:span text:style-name="T7"><draw:frame draw:style-name="fr1" draw:name="Object7" text:anchor-type="as-char" svg:y="-0.377cm" svg:width="1.27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C3 :<draw:frame draw:style-name="fr1" draw:name="Object8" text:anchor-type="as-char" svg:y="-0.386cm" svg:width="5.897cm" svg:height="0.54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8">t.q.</text:span><text:span text:style-name="T8"><draw:frame draw:style-name="fr1" draw:name="Object3" text:anchor-type="as-char" svg:y="-0.386cm" svg:width="8.675cm" svg:height="0.54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8">=&gt; </text:span><text:span text:style-name="T8"><draw:frame draw:style-name="fr1" draw:name="Object5" text:anchor-type="as-char" svg:y="-0.377cm" svg:width="2.605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C<text:span text:style-name="T9">4</text:span> :<draw:frame draw:style-name="fr1" draw:name="Object6" text:anchor-type="as-char" svg:y="-0.386cm" svg:width="5.95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t.q.</text:span><text:span text:style-name="T8"><draw:frame draw:style-name="fr1" draw:name="Object10" text:anchor-type="as-char" svg:y="-0.386cm" svg:width="8.804cm" svg:height="0.54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=&gt; </text:span><text:span text:style-name="T8"><draw:frame draw:style-name="fr1" draw:name="Object11" text:anchor-type="as-char" svg:y="-0.377cm" svg:width="2.605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6">C5 :<draw:frame draw:style-name="fr1" draw:name="Object12" text:anchor-type="as-char" svg:y="-0.386cm" svg:width="5.779cm" svg:height="0.542cm" draw:z-index="11"><draw:object xlink:href="./Object 12" xlink:type="simple" xlink:show="embed" xlink:actuate="onLoad"/><draw:image xlink:href="./ObjectReplacements/Object 12" xlink:type="simple" xlink:show="embed" xlink:actuate="onLoad"/></draw:frame>t.q.<draw:frame draw:style-name="fr1" draw:name="Object14" text:anchor-type="as-char" svg:y="-0.386cm" svg:width="4.643cm" svg:height="0.54cm" draw:z-index="17"><draw:object xlink:href="./Object 14" xlink:type="simple" xlink:show="embed" xlink:actuate="onLoad"/><draw:image xlink:href="./ObjectReplacements/Object 14" xlink:type="simple" xlink:show="embed" xlink:actuate="onLoad"/></draw:frame>=&gt;<draw:frame draw:style-name="fr1" draw:name="Object13" text:anchor-type="as-char" svg:y="-0.377cm" svg:width="1.43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C6 :<text:span text:style-name="T9"><draw:frame draw:style-name="fr1" draw:name="Object15" text:anchor-type="as-char" svg:y="-0.386cm" svg:width="5.74cm" svg:height="0.54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t.q.</text:span><text:span text:style-name="T9"><draw:frame draw:style-name="fr1" draw:name="Object16" text:anchor-type="as-char" svg:y="-0.386cm" svg:width="4.904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=&gt;</text:span><text:span text:style-name="T9"><draw:frame draw:style-name="fr1" draw:name="Object17" text:anchor-type="as-char" svg:y="-0.377cm" svg:width="1.362cm" svg:height="0.46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4"/>
      <text:p text:style-name="P1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X\T</text:p>
          </table:table-cell>
          <table:table-cell table:style-name="Table1.A1" office:value-type="string">
            <text:p text:style-name="P8">1</text:p>
          </table:table-cell>
          <table:table-cell table:style-name="Table1.C1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1</text:p>
          </table:table-cell>
        </table:table-row>
      </table:table>
      <text:p text:style-name="P15"/>
      <text:p text:style-name="P1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X\T</text:p>
          </table:table-cell>
          <table:table-cell table:style-name="Table2.A1" office:value-type="string">
            <text:p text:style-name="P8">1</text:p>
          </table:table-cell>
          <table:table-cell table:style-name="Table2.C1" office:value-type="string">
            <text:p text:style-name="P8">2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9">0</text:p>
          </table:table-cell>
          <table:table-cell table:style-name="Table2.C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9">1</text:p>
          </table:table-cell>
          <table:table-cell table:style-name="Table2.C2" office:value-type="string">
            <text:p text:style-name="P9">0</text:p>
          </table:table-cell>
        </table:table-row>
      </table:table>
      <text:p text:style-name="P10"/>
      <text:p text:style-name="P22">Not ( not p11 ^ not p12) = p11 v p12</text:p>
      <text:p text:style-name="P22">not ( not p111 ^ not p112 ^ not p121 ^ not p122 ) = p111 v p112 v p121 v p122</text:p>
      <text:p text:style-name="P10"/>
      <text:p text:style-name="P16">toutes les solutions -&gt;</text:p>
      <text:p text:style-name="P11">(<text:span text:style-name="T12">p</text:span>11 <text:span text:style-name="T11">and p22 and not p12 and not p21</text:span>) or</text:p>
      <text:p text:style-name="P11">(<text:span text:style-name="T12">p12 and p21 and not p11 and not p22</text:span>)</text:p>
      <text:p text:style-name="P11"/>
      <text:p text:style-name="P12">(<text:span text:style-name="T12">p</text:span>11 <text:span text:style-name="T11">and p22 and not p12 and not p21</text:span>) <text:span text:style-name="T11">est vrai parce que</text:span></text:p>
      <text:p text:style-name="P12"/>
      <text:p text:style-name="P16">contrainte <text:span text:style-name="T12">p</text:span>11 =&gt; not <text:span text:style-name="T12">p</text:span>12 ^ not <text:span text:style-name="T12">p</text:span>21</text:p>
      <text:p text:style-name="P20">not p11 v <text:span text:style-name="T14">(</text:span>not p12 ^ not p21<text:span text:style-name="T14">)</text:span></text:p>
      <text:p text:style-name="P20">(not p11 v not p12) ^ (not p11 v not p21)</text:p>
      <text:p text:style-name="P16"/>
      <text:p text:style-name="P18">donc <text:s/><draw:frame draw:style-name="fr2" draw:name="Object20" text:anchor-type="as-char" svg:y="-0.437cm" svg:width="6.668cm" svg:height="0.859cm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/>
      <text:p text:style-name="P18"><draw:frame draw:style-name="fr2" draw:name="Object21" text:anchor-type="as-char" svg:y="-0.718cm" svg:width="8.193cm" svg:height="1.139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"/>
      <text:p text:style-name="P21">=&gt; étendons à 3 variables avec la prise en compte de la salle</text:p>
      <text:p text:style-name="P17">contrainte <text:span text:style-name="T12">p</text:span>11<text:span text:style-name="T13">1</text:span> =&gt; not <text:span text:style-name="T12">p</text:span>12<text:span text:style-name="T13">1</text:span> ^ not <text:span text:style-name="T12">p</text:span>21<text:span text:style-name="T13">1</text:span> ^ <text:span text:style-name="T13">not p112</text:span></text:p>
      <text:p text:style-name="P17"><text:soft-page-break/><text:span text:style-name="T13">not p</text:span>11<text:span text:style-name="T13">1</text:span> <text:span text:style-name="T13">v (</text:span> not <text:span text:style-name="T12">p</text:span>12<text:span text:style-name="T13">1</text:span> ^ not <text:span text:style-name="T12">p</text:span>21<text:span text:style-name="T13">1</text:span> ^ <text:span text:style-name="T13">not p112 )</text:span></text:p>
      <text:p text:style-name="P17"><text:span text:style-name="T13">(not p</text:span>11<text:span text:style-name="T13">1</text:span> <text:span text:style-name="T13">v </text:span><text:s/>not <text:span text:style-name="T12">p</text:span>12<text:span text:style-name="T13">1)</text:span> ^ <text:span text:style-name="T13">(not p</text:span>11<text:span text:style-name="T13">1</text:span> <text:span text:style-name="T13">v </text:span>not <text:span text:style-name="T12">p</text:span>21<text:span text:style-name="T13">1)</text:span> ^ <text:span text:style-name="T13">(not p</text:span>11<text:span text:style-name="T13">1</text:span> <text:span text:style-name="T13">v not p112 )</text:span></text:p>
      <text:p text:style-name="P13"/>
      <text:p text:style-name="P19">donc <text:s/><draw:frame draw:style-name="fr2" draw:name="Object19" text:anchor-type="as-char" svg:y="-0.437cm" svg:width="11.458cm" svg:height="0.859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9"><draw:frame draw:style-name="fr2" draw:name="Object22" text:anchor-type="as-char" svg:y="-0.718cm" svg:width="13.6cm" svg:height="1.139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^ <draw:frame draw:style-name="fr2" draw:name="Object23" text:anchor-type="as-char" svg:y="-0.718cm" svg:width="3.194cm" svg:height="1.14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9"/>
      <text:p text:style-name="P25">pour la contrainte 1 on commence par regarder le nombre d'étudiant allant a chaque examen</text:p>
      <text:p text:style-name="P25">on va donc avoir un vecteur d'entier v</text:p>
      <text:p text:style-name="P25"/>
      <text:p text:style-name="P25"/>
      <text:p text:style-name="P25"><draw:frame draw:style-name="fr2" draw:name="Object24" text:anchor-type="as-char" svg:y="-0.386cm" svg:width="5.648cm" svg:height="0.54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5"><draw:frame draw:style-name="fr2" draw:name="Object25" text:anchor-type="as-char" svg:y="-0.718cm" svg:width="4.688cm" svg:height="1.139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4:15:25.501991000</meta:creation-date>
    <dc:date>2015-05-09T15:54:15.877967000</dc:date>
    <meta:editing-duration>PT3H40M17S</meta:editing-duration>
    <meta:editing-cycles>4</meta:editing-cycles>
    <meta:generator>LibreOffice/4.2.6.3$MacOSX_x86 LibreOffice_project/3fd416d4c6db7d3204c17ce57a1d70f6e531ee21</meta:generator>
    <meta:document-statistic meta:table-count="2" meta:image-count="0" meta:object-count="25" meta:page-count="2" meta:paragraph-count="52" meta:word-count="288" meta:character-count="1228" meta:non-whitespace-character-count="979"/>
  </office:meta>
</office:document-meta>
</file>

<file path=Object 1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row>
        <mi>e</mi>
        <mo stretchy="false">∈</mo>
        <mi>E</mi>
      </mrow>
    </mrow>
    <annotation encoding="StarMath 5.0"> forall x in X,forall s in S, forall t in (1..T), forall e in E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∈</mo>
        <mi>b</mi>
      </mrow>
      <mrow>
        <mrow>
          <mrow>
            <mo fence="true" stretchy="false">(</mo>
            <mrow>
              <mi>p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b</mi>
      </mrow>
      <mrow>
        <mrow>
          <mo fence="true" stretchy="false">(</mo>
          <mrow>
            <mi>p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b( p ) and x_2 in b( p ) and μ( x_1 )=( s_1 ,t ) and μ( x_2 )=( s_2 ,t )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12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sub>
        <mi>s</mi>
        <mn>1</mn>
      </msub>
      <mi>,</mi>
      <mrow>
        <msub>
          <mi>s</mi>
          <mn>2</mn>
        </msub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_1 ,s_2 in S, forall t in ( 1..T )</annotation>
  </semantics>
</math>
</file>

<file path=Object 13/content.xml><?xml version="1.0" encoding="utf-8"?>
<math xmlns="http://www.w3.org/1998/Math/MathML" display="block">
  <semantics>
    <mrow>
      <mi>s</mi>
      <mrow>
        <mn>1</mn>
        <mo stretchy="false">=</mo>
        <mi>s</mi>
      </mrow>
      <mn>2</mn>
    </mrow>
    <annotation encoding="StarMath 5.0">s1=s2</annotation>
  </semantics>
</math>
</file>

<file path=Object 14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1</mn>
              </msub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μ(x)=(s_1 ,t), μ(x)=(s_2 ,t)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sub>
        <mi>t</mi>
        <mn>1</mn>
      </msub>
      <mi>,</mi>
      <mrow>
        <msub>
          <mi>t</mi>
          <mn>2</mn>
        </msub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 in S, forall t_1 ,t_2 in ( 1..T ) </annotation>
  </semantics>
</math>
</file>

<file path=Object 16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1</mn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2</mn>
            </mrow>
          </mrow>
          <mo fence="true" stretchy="false">)</mo>
        </mrow>
      </mrow>
    </mrow>
    <annotation encoding="StarMath 5.0">μ(x)=(s,t1), μ(x)=(s,t2)</annotation>
  </semantics>
</math>
</file>

<file path=Object 17/content.xml><?xml version="1.0" encoding="utf-8"?>
<math xmlns="http://www.w3.org/1998/Math/MathML" display="block">
  <semantics>
    <mrow>
      <mi>t</mi>
      <mrow>
        <mn>1</mn>
        <mo stretchy="false">=</mo>
        <mi>t</mi>
      </mrow>
      <mn>2</mn>
    </mrow>
    <annotation encoding="StarMath 5.0">t1=t2</annotation>
  </semantics>
</math>
</file>

<file path=Object 18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e</mi>
                <mo stretchy="false">∣</mo>
                <mi>x</mi>
                <mo stretchy="false">∈</mo>
                <mi>a</mi>
              </mrow>
              <mrow>
                <mo fence="true" stretchy="false">(</mo>
                <mrow>
                  <mi>e</mi>
                </mrow>
                <mo fence="true" stretchy="false">)</mo>
              </mrow>
            </mrow>
          </munder>
          <mn>1</mn>
        </mrow>
        <mo stretchy="false">≤</mo>
        <mi>c</mi>
      </mrow>
      <mrow>
        <mo fence="true" stretchy="false">(</mo>
        <mrow>
          <mi>s</mi>
        </mrow>
        <mo fence="true" stretchy="false">)</mo>
      </mrow>
    </mrow>
    <annotation encoding="StarMath 5.0"> sum from{ e divides  x in a( e )} {1} &lt;= c(s)</annotation>
  </semantics>
</math>
</file>

<file path=Object 19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s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,s } or neg p_{ k,t,s }) and prod from{ k&lt;&gt;t }( neg p_{ x,t,s } or neg p_{ x,k,s}) and prod from{ k&lt;&gt;s }( neg p_{ x,t,s } or neg p_{ x,t,k})</annotation>
  </semantics>
</math>
</file>

<file path=Object 2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)=(s,t)</annotation>
  </semantics>
</math>
</file>

<file path=Object 20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 } or neg p_{ k,t }) and prod from{ k&lt;&gt;t }( neg p_{ x,t } or neg p_{ x,k })</annotation>
  </semantics>
</math>
</file>

<file path=Object 21/content.xml><?xml version="1.0" encoding="utf-8"?>
<math xmlns="http://www.w3.org/1998/Math/MathML" display="block">
  <semantics>
    <mrow>
      <munderover>
        <mo stretchy="false">∏</mo>
        <mi>t</mi>
        <mi>T</mi>
      </munderover>
      <mrow>
        <munderover>
          <mo stretchy="false">∏</mo>
          <mi>x</mi>
          <mi>X</mi>
        </munderover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≠</mo>
                    <mi>x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k</mi>
                            <mi>,</mi>
                            <mi>t</mi>
                          </mrow>
                        </msub>
                      </mrow>
                    </mrow>
                  </mrow>
                  <mo fence="true" stretchy="false">)</mo>
                </mrow>
              </mrow>
              <mo stretchy="false">∧</mo>
              <mrow>
                <munder>
                  <mo stretchy="false">∏</mo>
                  <mrow>
                    <mi>k</mi>
                    <mo stretchy="false">≠</mo>
                    <mi>t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k</mi>
                          </mrow>
                        </msub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</mrow>
    <annotation encoding="StarMath 5.0">prod from{t} to{T} prod from{x} to{X}[ prod from{k&lt;&gt;x} (neg p_{ x,t } or neg p_{ k,t }) and prod from{ k&lt;&gt;t }( neg p_{ x,t } or neg p_{ x,k })]</annotation>
  </semantics>
</math>
</file>

<file path=Object 22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o fence="true" stretchy="false">[</mo>
            <mrow>
              <mrow>
                <mrow>
                  <munder>
                    <mo stretchy="false">∏</mo>
                    <mrow>
                      <mi>k</mi>
                      <mo stretchy="false">≠</mo>
                      <mi>x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k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t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k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s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k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prod from{x} to {X} prod from{t} to {T} prod from{s} to {S} [prod from{k&lt;&gt;x} (neg p_{ x,t,s } or neg p_{ k,t,s }) and prod from{ k&lt;&gt;t }( neg p_{ x,t,s } or neg p_{ x,k,s}) and prod from{ k&lt;&gt;s }( neg p_{ x,t,s } or neg p_{ x,t,k})]</annotation>
  </semantics>
</math>
</file>

<file path=Object 23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o fence="true" stretchy="false">[</mo>
        <mrow>
          <mrow>
            <munderover>
              <mo stretchy="false">∐</mo>
              <mi>t</mi>
              <mi>T</mi>
            </munderover>
            <mrow>
              <munderover>
                <mo stretchy="false">∐</mo>
                <mi>s</mi>
                <mi>S</mi>
              </munderover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</mrow>
        </mrow>
        <mo fence="true" stretchy="false">]</mo>
      </mrow>
    </mrow>
    <annotation encoding="StarMath 5.0">prod from { x } to { X } [ coprod from { t } to { T } coprod from { s } to { S } {p_{x,t,s}} ]</annotation>
  </semantics>
</math>
</file>

<file path=Object 24/content.xml><?xml version="1.0" encoding="utf-8"?>
<math xmlns="http://www.w3.org/1998/Math/MathML" display="block">
  <semantics>
    <mrow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 mathvariant="italic">si</mi>
      <mrow>
        <msub>
          <mi>v</mi>
          <mi>x</mi>
        </msub>
        <mo stretchy="false">&gt;</mo>
        <msub>
          <mi>c</mi>
          <mi>s</mi>
        </msub>
      </mrow>
      <mi mathvariant="italic">alors</mi>
      <mrow>
        <mo stretchy="false">¬</mo>
        <msub>
          <mi>p</mi>
          <mrow>
            <mi>x</mi>
            <mi>,</mi>
            <mi>t</mi>
            <mi>,</mi>
            <mi>s</mi>
          </mrow>
        </msub>
      </mrow>
    </mrow>
    <annotation encoding="StarMath 5.0">forall t in ( 1..T ) si v_x &gt; c_s alors neg p_{ x,t,s }</annotation>
  </semantics>
</math>
</file>

<file path=Object 25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row>
              <mo stretchy="false">¬</mo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  <mo stretchy="false">∣</mo>
            <mrow>
              <mrow>
                <msub>
                  <mi>v</mi>
                  <mi>x</mi>
                </msub>
                <mo stretchy="false">&gt;</mo>
                <mi>c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</mrow>
      </mrow>
    </mrow>
    <annotation encoding="StarMath 5.0">prod from { x } to { X }  prod from { t } to { T } prod from { s } to { S } { neg p_{x,t,s} divides {v_x &gt; c(s)} } </annotation>
  </semantics>
</math>
</file>

<file path=Object 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</mrow>
    <annotation encoding="StarMath 5.0">forall s in S, forall t in (1..T),forall x_{1},x_{2} in X</annotation>
  </semantics>
</math>
</file>

<file path=Object 4/content.xml><?xml version="1.0" encoding="utf-8"?>
<math xmlns="http://www.w3.org/1998/Math/MathML" display="block">
  <semantics>
    <mrow>
      <mi>μ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_1)=(s,t), μ(x_2)=(s,t)</annotation>
  </semantics>
</math>
</file>

<file path=Object 5/content.xml><?xml version="1.0" encoding="utf-8"?>
<math xmlns="http://www.w3.org/1998/Math/MathML" display="block">
  <semantics>
    <mrow>
      <mo stretchy="false">∀</mo>
      <mrow>
        <mi>e</mi>
        <mo stretchy="false">∈</mo>
        <mi>E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e in E, forall x_1 ,x_2 in X, forall t in (1..T)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2</mn>
      </msub>
    </mrow>
    <annotation encoding="StarMath 5.0">x_1=x_2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∈</mo>
        <mi>a</mi>
      </mrow>
      <mrow>
        <mrow>
          <mrow>
            <mo fence="true" stretchy="false">(</mo>
            <mrow>
              <mi>e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a</mi>
      </mrow>
      <mrow>
        <mrow>
          <mo fence="true" stretchy="false">(</mo>
          <mrow>
            <mi>e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a( e ) and x_2 in a( e ) and μ( x_1 )=( s_1 ,t ) and μ( x_2 )=( s_2 ,t )</annotation>
  </semantics>
</math>
</file>

<file path=Object 9/content.xml><?xml version="1.0" encoding="utf-8"?>
<math xmlns="http://www.w3.org/1998/Math/MathML" display="block">
  <semantics>
    <mrow>
      <mo stretchy="false">∀</mo>
      <mrow>
        <mi>p</mi>
        <mo stretchy="false">∈</mo>
        <mi>P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p in P, forall x_1 ,x_2 in X, forall t in (1..T)</annotation>
  </semantics>
</math>
</file>